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 fo:color="#1F497D"/>
    </style:style>
    <style:style style:name="P2" style:parent-style-name="Normale" style:family="paragraph">
      <style:text-properties fo:font-weight="bold" style:font-weight-asian="bold" style:font-weight-complex="bold" fo:color="#1F497D"/>
    </style:style>
    <style:style style:name="P3" style:parent-style-name="Normale" style:family="paragraph">
      <style:text-properties fo:font-weight="bold" style:font-weight-asian="bold" style:font-weight-complex="bold" fo:color="#1F497D"/>
    </style:style>
    <style:style style:name="P4" style:parent-style-name="Normale" style:family="paragraph">
      <style:text-properties fo:font-weight="bold" style:font-weight-asian="bold" style:font-weight-complex="bold" fo:color="#1F497D"/>
    </style:style>
    <style:style style:name="P5" style:parent-style-name="Normale" style:family="paragraph">
      <style:text-properties fo:font-weight="bold" style:font-weight-asian="bold" style:font-weight-complex="bold" fo:color="#1F497D"/>
    </style:style>
    <style:style style:name="P6" style:parent-style-name="Normale" style:family="paragraph">
      <style:text-properties fo:font-weight="bold" style:font-weight-asian="bold" style:font-weight-complex="bold" fo:color="#1F497D"/>
    </style:style>
    <style:style style:name="P7" style:parent-style-name="Normale" style:family="paragraph">
      <style:text-properties fo:font-weight="bold" style:font-weight-asian="bold" style:font-weight-complex="bold" fo:color="#1F497D"/>
    </style:style>
    <style:style style:name="P8" style:parent-style-name="Normale" style:family="paragraph">
      <style:text-properties fo:font-weight="bold" style:font-weight-asian="bold" style:font-weight-complex="bold" fo:color="#1F497D"/>
    </style:style>
    <style:style style:name="P9" style:parent-style-name="Normale" style:family="paragraph">
      <style:text-properties fo:font-weight="bold" style:font-weight-asian="bold" style:font-weight-complex="bold" fo:color="#1F497D"/>
    </style:style>
    <style:style style:name="P10" style:parent-style-name="Normale" style:family="paragraph">
      <style:text-properties fo:font-weight="bold" style:font-weight-asian="bold" style:font-weight-complex="bold" fo:color="#1F497D"/>
    </style:style>
    <style:style style:name="P11" style:parent-style-name="Normale" style:family="paragraph">
      <style:text-properties fo:font-weight="bold" style:font-weight-asian="bold" style:font-weight-complex="bold" fo:color="#1F497D"/>
    </style:style>
    <style:style style:name="P12" style:parent-style-name="Normale" style:family="paragraph">
      <style:text-properties fo:font-weight="bold" style:font-weight-asian="bold" style:font-weight-complex="bold" fo:color="#1F497D"/>
    </style:style>
    <style:style style:name="P13" style:parent-style-name="Normale" style:family="paragraph">
      <style:text-properties fo:font-weight="bold" style:font-weight-asian="bold" style:font-weight-complex="bold" fo:color="#1F497D"/>
    </style:style>
    <style:style style:name="P14" style:parent-style-name="Normale" style:family="paragraph">
      <style:text-properties fo:font-weight="bold" style:font-weight-asian="bold" style:font-weight-complex="bold" fo:color="#1F497D"/>
    </style:style>
    <style:style style:name="P15" style:parent-style-name="Normale" style:family="paragraph">
      <style:text-properties fo:font-weight="bold" style:font-weight-asian="bold" style:font-weight-complex="bold" fo:color="#1F497D"/>
    </style:style>
    <style:style style:name="P16" style:parent-style-name="Normale" style:family="paragraph">
      <style:text-properties fo:font-weight="bold" style:font-weight-asian="bold" style:font-weight-complex="bold" fo:color="#1F497D"/>
    </style:style>
    <style:style style:name="P17" style:parent-style-name="Normale" style:family="paragraph">
      <style:text-properties fo:font-weight="bold" style:font-weight-asian="bold" style:font-weight-complex="bold" fo:color="#1F497D"/>
    </style:style>
    <style:style style:name="P18" style:parent-style-name="Normale" style:family="paragraph">
      <style:text-properties fo:color="#1F497D"/>
    </style:style>
  </office:automatic-styles>
  <office:body>
    <office:text text:use-soft-page-breaks="true">
      <text:p text:style-name="P1">“Si realizzi un package OldFashionPound che implementa le 4 operazioni fondamentali (somma, sottrazione, moltiplicazione e divisione) di prezzi secondo il sistema monetario inglese antecedente al 1970 (1 sterlina=20 scellini, 1 scellino=12 pennies).</text:p>
      <text:p text:style-name="P2"/>
      <text:p text:style-name="P3">Un prezzo nel sistema monetario inglese antecedente al 1970 è definito nel seguente modo:</text:p>
      <text:p text:style-name="P4">p=sterline</text:p>
      <text:p text:style-name="P5">s=scellini</text:p>
      <text:p text:style-name="P6">d=pence</text:p>
      <text:p text:style-name="P7"/>
      <text:p text:style-name="P8">Ad esempio un prezzo di  12p 6s 10d indica 12 sterline, 6 scellini e 10 pence</text:p>
      <text:p text:style-name="P9"/>
      <text:p text:style-name="P10">La somma e la sottrazione devono essere in grado di sommare e sottrarre due prezzi</text:p>
      <text:p text:style-name="P11">Esempio somma: 5p 17s 8d + 3p 4s 10d= 9p 2s 6d</text:p>
      <text:p text:style-name="P12">Esempio sottrazione: 5p 17s 8d - 3p 4s 10d= 2p 12s 10d</text:p>
      <text:p text:style-name="P13"/>
      <text:p text:style-name="P14">La moltiplicazione e divisione ricevono in input un prezzo e un intero (la divisione per valori decimali non è prevista)</text:p>
      <text:p text:style-name="P15">Esempio moltiplicazione: 5p 17s 8d * 2 = 11p 15 s 4d</text:p>
      <text:p text:style-name="P16">Esempio divisione 5p 17s 8d / 3 = 1p 19s 2d   - 2a (avanzano 2penny - nell’output  divisione indicare il resto con 2a separato dal risultato col segno -)</text:p>
      <text:p text:style-name="P17">“</text:p>
      <text:p text:style-name="P18"/>
      <text:p text:style-name="Normale"><text:s/>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paragraph-properties fo:margin-bottom="0in" fo:line-height="100%"/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tale Emanuela</meta:initial-creator>
    <dc:creator>Adolfo Emanuela</dc:creator>
    <meta:creation-date>2017-06-01T07:59:00Z</meta:creation-date>
    <dc:date>2017-09-15T10:11:00Z</dc:date>
    <meta:template xlink:href="Normal" xlink:type="simple"/>
    <meta:editing-cycles>3</meta:editing-cycles>
    <meta:editing-duration>PT60S</meta:editing-duration>
    <meta:document-statistic meta:page-count="1" meta:paragraph-count="1" meta:word-count="144" meta:character-count="970" meta:row-count="6" meta:non-whitespace-character-count="827"/>
  </office:meta>
</office:document-meta>
</file>